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77: "\\E1* ... Kris./",</text:p>
          </table:table-cell>
          <table:table-cell table:number-columns-repeated="6"/>
          <table:table-cell office:value-type="string" calcext:value-type="string">
            <text:p>Zeilennummer 277: "\\E1* ... Kr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... Hab dich nicht gesehen./%",</text:p>
          </table:table-cell>
          <table:table-cell table:number-columns-repeated="6"/>
          <table:table-cell office:value-type="string" calcext:value-type="string">
            <text:p>Zeilennummer 277: "* ... Didn't see you ther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... hey./",</text:p>
          </table:table-cell>
          <table:table-cell table:number-columns-repeated="6"/>
          <table:table-cell office:value-type="string" calcext:value-type="string">
            <text:p>Zeilennummer 277: "\\E1* ... he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Du hast nichts gesehen^1, oder?/%",</text:p>
          </table:table-cell>
          <table:table-cell table:number-columns-repeated="6"/>
          <table:table-cell office:value-type="string" calcext:value-type="string">
            <text:p>Zeilennummer 277: "* You didn't see anything just now^1, did you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Hmmm.../",</text:p>
          </table:table-cell>
          <table:table-cell table:number-columns-repeated="6"/>
          <table:table-cell office:value-type="string" calcext:value-type="string">
            <text:p>Zeilennummer 277: "\\E0* Hmm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... du kannst nichts sagen?/%",</text:p>
          </table:table-cell>
          <table:table-cell table:number-columns-repeated="6"/>
          <table:table-cell office:value-type="string" calcext:value-type="string">
            <text:p>Zeilennummer 277: "* ... you can't even say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Kris.../%",</text:p>
          </table:table-cell>
          <table:table-cell table:number-columns-repeated="6"/>
          <table:table-cell office:value-type="string" calcext:value-type="string">
            <text:p>Zeilennummer 277: "* Kris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Hey./%",</text:p>
          </table:table-cell>
          <table:table-cell table:number-columns-repeated="6"/>
          <table:table-cell office:value-type="string" calcext:value-type="string">
            <text:p>Zeilennummer 277: "* Hey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Ich sag dir ein Geheimnis./%",</text:p>
          </table:table-cell>
          <table:table-cell table:number-columns-repeated="6"/>
          <table:table-cell office:value-type="string" calcext:value-type="string">
            <text:p>Zeilennummer 277: "* Let me tell you a secre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Ruhige Leute pissen mich an./%",</text:p>
          </table:table-cell>
          <table:table-cell table:number-columns-repeated="6"/>
          <table:table-cell office:value-type="string" calcext:value-type="string">
            <text:p>Zeilennummer 277: "* Quiet people piss me off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Du denkst^1, weil du nichts sagst.../",</text:p>
          </table:table-cell>
          <table:table-cell table:number-columns-repeated="6"/>
          <table:table-cell office:value-type="string" calcext:value-type="string">
            <text:p>Zeilennummer 277: "\\E0* You think just 'cause you don't say anyth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kann ich nicht GENAU sagen was du denkst?/",</text:p>
          </table:table-cell>
          <table:table-cell table:number-columns-repeated="6"/>
          <table:table-cell office:value-type="string" calcext:value-type="string">
            <text:p>Zeilennummer 277: "\\E1* I can't tell EXACTLY what you're think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\"Es ist VORBEI! ich sah Susie die GANZE Kreide essen!\"/",</text:p>
          </table:table-cell>
          <table:table-cell table:number-columns-repeated="6"/>
          <table:table-cell office:value-type="string" calcext:value-type="string">
            <text:p>Zeilennummer 277: "\\E2* \"It's OVER! I caught Susie eating ALL the chalk!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\"Das war ihre letzte Chance^1! Nun wird sie ENDLICH suspendiert!\"/",</text:p>
          </table:table-cell>
          <table:table-cell table:number-columns-repeated="6"/>
          <table:table-cell office:value-type="string" calcext:value-type="string">
            <text:p>Zeilennummer 277: "* \"This was her LAST chance^1! Now she'll FINALLY be expelled!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Haha..^1. komm schon^1, &amp;* Tu nicht so^1.&amp;* Du weißt es ist wahr./",</text:p>
          </table:table-cell>
          <table:table-cell table:number-columns-repeated="6"/>
          <table:table-cell office:value-type="string" calcext:value-type="string">
            <text:p>Zeilennummer 277: "\\E1* Haha..^1. Come on^1, Kris^1.&amp;* Don't act shocked^1.&amp;* You know it's tru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Jeder wartet darauf^1.&amp;* Jeder will es./",</text:p>
          </table:table-cell>
          <table:table-cell table:number-columns-repeated="6"/>
          <table:table-cell office:value-type="string" calcext:value-type="string">
            <text:p>Zeilennummer 277: "\\E2* Everyone's waiting for it^1.&amp;* Everyone wants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Nun^1, Gut gemacht^1, Kris^1.&amp;* Du hast mich^1.&amp;* ich bin erledigt./",</text:p>
          </table:table-cell>
          <table:table-cell table:number-columns-repeated="6"/>
          <table:table-cell office:value-type="string" calcext:value-type="string">
            <text:p>Zeilennummer 277: "\\E1* So^1, congrats^1, Kris^1.&amp;* You got me^1.&amp;* I'm done fo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.../",</text:p>
          </table:table-cell>
          <table:table-cell table:number-columns-repeated="6"/>
          <table:table-cell office:value-type="string" calcext:value-type="string">
            <text:p>Zeilennummer 277: "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Nur^1, lass mich dir was sagen./",</text:p>
          </table:table-cell>
          <table:table-cell table:number-columns-repeated="6"/>
          <table:table-cell office:value-type="string" calcext:value-type="string">
            <text:p>Zeilennummer 277: "\\E1* Just^1, lemme say one little th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wegen etwas lachhaftem suspendiert zu werden. Wegen einem SNACK./",</text:p>
          </table:table-cell>
          <table:table-cell table:number-columns-repeated="6"/>
          <table:table-cell office:value-type="string" calcext:value-type="string">
            <text:p>Zeilennummer 277: "\\E1* Seems like a waste to get expelled just for having a snac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Nun^1, Kris^1, da ich weiß^1, dass du es TUST.../",</text:p>
          </table:table-cell>
          <table:table-cell table:number-columns-repeated="6"/>
          <table:table-cell office:value-type="string" calcext:value-type="string">
            <text:p>Zeilennummer 277: "\\E2* So^1, Kris^1, if I KNOW you're gonna pull the trigge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Heh heh heh.../",</text:p>
          </table:table-cell>
          <table:table-cell table:number-columns-repeated="6"/>
          <table:table-cell office:value-type="string" calcext:value-type="string">
            <text:p>Zeilennummer 277: "\\E1* Heh heh heh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Warum sollte ich nicht wegen etwas richtigem suspendiert werden?/",</text:p>
          </table:table-cell>
          <table:table-cell table:number-columns-repeated="6"/>
          <table:table-cell office:value-type="string" calcext:value-type="string">
            <text:p>Zeilennummer 277: "\\E2* Why don't I just get expelled for some REAL carnag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Kris..^1.&amp;* Was denkst du davon.../%",</text:p>
          </table:table-cell>
          <table:table-cell table:number-columns-repeated="6"/>
          <table:table-cell office:value-type="string" calcext:value-type="string">
            <text:p>Zeilennummer 277: "\\E1* Kris..^1.&amp;* How do you feel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... dein Gesicht zu verlieren?/%",</text:p>
          </table:table-cell>
          <table:table-cell table:number-columns-repeated="6"/>
          <table:table-cell office:value-type="string" calcext:value-type="string">
            <text:p>Zeilennummer 277: "* ... about losing your face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Nah./%",</text:p>
          </table:table-cell>
          <table:table-cell table:number-columns-repeated="6"/>
          <table:table-cell office:value-type="string" calcext:value-type="string">
            <text:p>Zeilennummer 277: "* Nah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Kris^1.&amp;* Du hast eine liebe Mutter./",</text:p>
          </table:table-cell>
          <table:table-cell table:number-columns-repeated="6"/>
          <table:table-cell office:value-type="string" calcext:value-type="string">
            <text:p>Zeilennummer 277: "* Kris^1.&amp;* You've got a good moth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... es ist eine Schande Ihr Kind zu Beerdigen./%",</text:p>
          </table:table-cell>
          <table:table-cell table:number-columns-repeated="6"/>
          <table:table-cell office:value-type="string" calcext:value-type="string">
            <text:p>Zeilennummer 277: "\\E2* ... it'd be a shame to make her bury her chil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Brauchst nicht antworten./",</text:p>
          </table:table-cell>
          <table:table-cell table:number-columns-repeated="6"/>
          <table:table-cell office:value-type="string" calcext:value-type="string">
            <text:p>Zeilennummer 277: "\\E0* Don't bother answer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Falls du es noch nicht gemerkt hast.../",</text:p>
          </table:table-cell>
          <table:table-cell table:number-columns-repeated="6"/>
          <table:table-cell office:value-type="string" calcext:value-type="string">
            <text:p>Zeilennummer 277: "\\E0* If you haven't gotten it by no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Deine Entscheidungen haben keinen Wert./%",</text:p>
          </table:table-cell>
          <table:table-cell table:number-columns-repeated="6"/>
          <table:table-cell office:value-type="string" calcext:value-type="string">
            <text:p>Zeilennummer 277: "\\E2* Your choices don't matter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Los gehts^1, Freak./%",</text:p>
          </table:table-cell>
          <table:table-cell table:number-columns-repeated="6"/>
          <table:table-cell office:value-type="string" calcext:value-type="string">
            <text:p>Zeilennummer 277: "\\E2* Let's go^1, freak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Kris...?/",</text:p>
          </table:table-cell>
          <table:table-cell table:number-columns-repeated="6"/>
          <table:table-cell office:value-type="string" calcext:value-type="string">
            <text:p>Zeilennummer 277: "* Kris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Wie^1, endlich gemerkt, dass der Babyraum besser zu dir passt?/",</text:p>
          </table:table-cell>
          <table:table-cell table:number-columns-repeated="6"/>
          <table:table-cell office:value-type="string" calcext:value-type="string">
            <text:p>Zeilennummer 277: "\\E2* What^1, realized the baby classroom was a better fit for you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Hey^1, eigentlich^1, Sollte ich mit dir kommen./",</text:p>
          </table:table-cell>
          <table:table-cell table:number-columns-repeated="6"/>
          <table:table-cell office:value-type="string" calcext:value-type="string">
            <text:p>Zeilennummer 277: "\\E0* Hey^1, actually^1, I should come with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Vielleicht finde ich dort einen besseren Partner./",</text:p>
          </table:table-cell>
          <table:table-cell table:number-columns-repeated="6"/>
          <table:table-cell office:value-type="string" calcext:value-type="string">
            <text:p>Zeilennummer 277: "\\E1* Maybe I'll find a better partner in t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... nah^1, eigentlich^1, lieber nicht./%",</text:p>
          </table:table-cell>
          <table:table-cell table:number-columns-repeated="6"/>
          <table:table-cell office:value-type="string" calcext:value-type="string">
            <text:p>Zeilennummer 277: "\\E0* ... nah^1, actually^1, let's no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Falscher weg^1, Kris./%",</text:p>
          </table:table-cell>
          <table:table-cell table:number-columns-repeated="6"/>
          <table:table-cell office:value-type="string" calcext:value-type="string">
            <text:p>Zeilennummer 277: "* Wrong way^1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Kris...? Du willst einfach gehen...?/",</text:p>
          </table:table-cell>
          <table:table-cell table:number-columns-repeated="6"/>
          <table:table-cell office:value-type="string" calcext:value-type="string">
            <text:p>Zeilennummer 277: "* Kris...? You just gonna skip school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Was? ICH soll auf DICH aufpassen^1?/",</text:p>
          </table:table-cell>
          <table:table-cell table:number-columns-repeated="6"/>
          <table:table-cell office:value-type="string" calcext:value-type="string">
            <text:p>Zeilennummer 277: "\\E2* What, am I supposed to snitch on YOU^1?&amp;* That'd be rich, hu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... nah^1, mach ich nicht^1.&amp;* Komm her./%",</text:p>
          </table:table-cell>
          <table:table-cell table:number-columns-repeated="6"/>
          <table:table-cell office:value-type="string" calcext:value-type="string">
            <text:p>Zeilennummer 277: "\\E0* ... nah^1, I wouldn't^1.&amp;* Get back her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Kris^1, wenn du gehst^1, bekommt deine Mutter einen Herzinfakt./%",</text:p>
          </table:table-cell>
          <table:table-cell table:number-columns-repeated="6"/>
          <table:table-cell office:value-type="string" calcext:value-type="string">
            <text:p>Zeilennummer 277: "* Kris^1, if you skip school^1, your mom'll have a heart attack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gosch^1, geht es noch langsamer?/",</text:p>
          </table:table-cell>
          <table:table-cell table:number-columns-repeated="6"/>
          <table:table-cell office:value-type="string" calcext:value-type="string">
            <text:p>Zeilennummer 277: "* God^1, can you walk any slower, or wh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Nah, verstehe./",</text:p>
          </table:table-cell>
          <table:table-cell table:number-columns-repeated="6"/>
          <table:table-cell office:value-type="string" calcext:value-type="string">
            <text:p>Zeilennummer 277: "\\E0* Nah, I get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Kennst es nicht alleine zu laufen oder?/",</text:p>
          </table:table-cell>
          <table:table-cell table:number-columns-repeated="6"/>
          <table:table-cell office:value-type="string" calcext:value-type="string">
            <text:p>Zeilennummer 277: "\\E1* Not used to walking around without someone holding your han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Komm schon^1, Freak./%",</text:p>
          </table:table-cell>
          <table:table-cell table:number-columns-repeated="6"/>
          <table:table-cell office:value-type="string" calcext:value-type="string">
            <text:p>Zeilennummer 277: "\\E2* C'mon^1, freak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* Hey^1, du kannst doch schnell laufen./",</text:p>
          </table:table-cell>
          <table:table-cell table:number-columns-repeated="6"/>
          <table:table-cell office:value-type="string" calcext:value-type="string">
            <text:p>Zeilennummer 277: "* Hey^1, you walk pretty fas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0* Ich Denke du../",</text:p>
          </table:table-cell>
          <table:table-cell table:number-columns-repeated="6"/>
          <table:table-cell office:value-type="string" calcext:value-type="string">
            <text:p>Zeilennummer 277: "\\E0* Then agai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1* hast viel Erfahrung beim Weglaufen^1, neh?/",</text:p>
          </table:table-cell>
          <table:table-cell table:number-columns-repeated="6"/>
          <table:table-cell office:value-type="string" calcext:value-type="string">
            <text:p>Zeilennummer 277: "\\E1* Guess you've got a lot of experience running away^1, hu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77: "\\E2* Komm schon^1, Freak./%",</text:p>
          </table:table-cell>
          <table:table-cell table:number-columns-repeated="6"/>
          <table:table-cell office:value-type="string" calcext:value-type="string">
            <text:p>Zeilennummer 277: "\\E2* C'mon^1, freak.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11:42.996000000</meta:creation-date>
    <dc:date>2023-06-18T22:15:07.526000000</dc:date>
    <meta:editing-duration>PT3M24S</meta:editing-duration>
    <meta:editing-cycles>1</meta:editing-cycles>
    <meta:document-statistic meta:table-count="1" meta:cell-count="103" meta:object-count="0"/>
    <meta:generator>LibreOffice/7.4.3.2$Windows_X86_64 LibreOffice_project/1048a8393ae2eeec98dff31b5c133c5f1d08b890</meta:generator>
  </office:meta>
</office:document-meta>
</file>